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Text_20_body" style:list-style-name="L1"/>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Index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odslib-python 1.0 Documentation</text:p>
      <text:p text:style-name="P2">By Joseph Colton</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6">History<text:tab/>3</text:p>
          <text:p text:style-name="P6">License<text:tab/>4</text:p>
          <text:p text:style-name="P6">Installation<text:tab/>4</text:p>
          <text:p text:style-name="P7">Required Packages<text:tab/>4</text:p>
          <text:p text:style-name="P7">Downloading<text:tab/>4</text:p>
          <text:p text:style-name="P7">Running Setup<text:tab/>4</text:p>
          <text:p text:style-name="P6">odslib-python Parts and Files<text:tab/>4</text:p>
          <text:p text:style-name="P6">odslib-python Methods<text:tab/>4</text:p>
          <text:p text:style-name="P7">Table Cells<text:tab/>5</text:p>
          <text:p text:style-name="P7">Table Columns<text:tab/>5</text:p>
          <text:p text:style-name="P7">Table Rows<text:tab/>6</text:p>
          <text:p text:style-name="P7">Table Spreadsheet<text:tab/>6</text:p>
          <text:p text:style-name="P7">Meta Data<text:tab/>6</text:p>
          <text:p text:style-name="P6">odslib-python Examples<text:tab/>6</text:p>
          <text:p text:style-name="P7">calc-example01: Basic Usage<text:tab/>6</text:p>
          <text:p text:style-name="P7">calc-example02: Multiple sheets<text:tab/>6</text:p>
          <text:p text:style-name="P7">calc-example03: Meta Values<text:tab/>6</text:p>
          <text:p text:style-name="P7">calc-example04: Rows and Columns<text:tab/>7</text:p>
          <text:p text:style-name="P7">calc-example05: Cell Properties<text:tab/>7</text:p>
          <text:p text:style-name="P7">calc-example06: Alignment and Rotation<text:tab/>7</text:p>
          <text:p text:style-name="P6">Index<text:tab/>8</text:p>
        </text:index-body>
      </text:table-of-content>
      <text:p text:style-name="Standard"/>
      <text:p text:style-name="Standard"/>
      <text:h text:style-name="P5" text:outline-level="1"><text:alphabetical-index-mark-start text:id="IMark181435268"/>History<text:alphabetical-index-mark-end text:id="IMark181435268"/></text:h>
      <text:p text:style-name="Text_20_body">Like most pieces of computer software, odslib-python has a history. <text:s/>Back in 2003 I was teaching English at a private school in Nagoya, Japan. <text:s/>While teaching there, I became interested in the idea of writing an online gradebook that I could use to keep track of student progress.</text:p>
      <text:p text:style-name="Text_20_body">I wrote all of the pieces to the gradebook using the Perl programming language. <text:s/>I decided that the program needed to have a way to export the data into a spreadsheet that I could use with OpenOffice.org. <text:s/>My only office suite at the time was OpenOffice.org, so naturally, this was the best format to use.</text:p>
      <text:p text:style-name="Text_20_body">After searching all over the Internet, I decided that the library module I needed did not exist. <text:s/>I had read that the .sxc file format in use was nothing more than a zipped file containing XML code. <text:s/>This, I figured, would be easy to create, so I started writing the module and created the ooolib project on Source Forge.</text:p>
      <text:p text:style-name="Text_20_body">The goal of the project was to have a simple to use library module that would easily create OpenOffice.org documents.</text:p>
      <text:p text:style-name="Text_20_body">Later, while working on a large massive Perl project, I became frustrated that I could not remember parts of the code I had written. <text:s/>I had about 10 thousand lines of code and I was getting lost. <text:s/>I figured there must be a better language out there for large projects. <text:s/>This is when I discovered the Python programming language.</text:p>
      <text:p text:style-name="Text_20_body">In 2006, I decided to convert the whole ooolib project from Perl to Python. <text:s/>Because the code was different, I decided I would call the Python piece ooolib-python. <text:s/>Also, because of the OASIS standardization of the Open Document Format, OpenOffice.org had changed their file format. <text:s/>I decided the new Python module would be written to create documents in the new .ods file format.</text:p>
      <text:p text:style-name="Text_20_body">I continued to make edits to the versions of ooolib-python until about 2008. <text:s/>I was in graduate school then and did not have the time to work on ooolib-python much. <text:s/>An additional problem I was running into was that the way I had approached the creation of the documents made it difficult for me to make modifications. <text:s/>Basically, I just let the project become stale.</text:p>
      <text:p text:style-name="Text_20_body">In 2010 and 2011, I started really looking at the object oriented side of Python. <text:s/>This gave me new ideas on how to rewrite the ooolib-python engine. <text:s/>I tried a few different things, but ran into time constraints, method naming conventions, and backwards compatibility issues that prevented me from making a complete solution.</text:p>
      <text:p text:style-name="Text_20_body">In 2012, I decided that I would just abandon the old ooolib-python modules and start everything from scratch again. <text:s/>This turned out to be a good idea since I was then able to use the object oriented nature of Python to my advantage.</text:p>
      <text:p text:style-name="Text_20_body">As I wrote the new module odslib-python, I took care to make sure it worked with both Python 2 and Python 3. <text:s/>There are a few places when I had to carefully code pieces so that both interpreters would accept the syntax and work correctly. <text:s/>I also decided that I was not concerned about the ability to read documents produced, I only wanted to export data. <text:s/>This allowed me to limit the scope of the project to something I cared about doing.</text:p>
      <text:p text:style-name="Text_20_body">The odslib-python goal is to have an easy to use module that creates ODS documents and does not require a full installation of OpenOffice.org or LibreOffice to operate. <text:s/>Anything beyond this is also beyond the scope of this project. <text:s/>Fortunately, for people wanting that, there is the Python-UNO bridge.</text:p>
      <text:p text:style-name="Text_20_body"/>
      <text:h text:style-name="Heading_20_1" text:outline-level="1"><text:soft-page-break/><text:alphabetical-index-mark-start text:id="IMark181435268"/>License<text:alphabetical-index-mark-end text:id="IMark181435268"/></text:h>
      <text:p text:style-name="Text_20_body">Copyright 2012 Joseph Colton</text:p>
      <text:p text:style-name="Text_20_body">Licensed under the Apache License, Version 2.0 (the "License"); you may not use this file except in compliance with the License. <text:s/>You may obtain a copy of the License at</text:p>
      <text:p text:style-name="Text_20_body"><text:tab/>http://www.apache.org/licenses/LICENSE-2.0</text:p>
      <text:p text:style-name="Text_20_body">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text:p>
      <text:h text:style-name="Heading_20_1" text:outline-level="1"><text:alphabetical-index-mark-start text:id="IMark181435268"/>Installation<text:alphabetical-index-mark-end text:id="IMark181435268"/></text:h>
      <text:p text:style-name="Text_20_body">The odslib-python library module is easy fairly easy to install. <text:s/>There are a few requirements and then you have to have the rights to do the installation, but other than that, there is mot much to do.</text:p>
      <text:h text:style-name="Heading_20_2" text:outline-level="2">Required Packages</text:h>
      <text:p text:style-name="Text_20_body">The odslib-python library module requires the following software to run.</text:p>
      <text:list xml:id="list39586575" text:style-name="L1">
        <text:list-item>
          <text:p text:style-name="P3">Python (Known to work with 2.4 to 3.1)</text:p>
        </text:list-item>
        <text:list-item>
          <text:p text:style-name="P3">zipfile Python module (appears to have been added in Python 2.0)</text:p>
        </text:list-item>
        <text:list-item>
          <text:p text:style-name="P3">re Python module (appears to have been added in Python 1.5)</text:p>
        </text:list-item>
      </text:list>
      <text:p text:style-name="Text_20_body">Okay, the requirements are not difficult. <text:s/>You just need a decent version of Python to run odslib-python.</text:p>
      <text:h text:style-name="Heading_20_2" text:outline-level="2">Downloading</text:h>
      <text:p text:style-name="Text_20_body">The odslib-python library can be found at the following URL:</text:p>
      <text:p text:style-name="Text_20_body"><text:tab/>http://code.google.com/p/odslib-python/</text:p>
      <text:p text:style-name="Text_20_body"/>
      <text:h text:style-name="Heading_20_2" text:outline-level="2">Running Setup</text:h>
      <text:p text:style-name="Text_20_body"/>
      <text:h text:style-name="Heading_20_1" text:outline-level="1">odslib-python Parts and Files</text:h>
      <text:p text:style-name="Text_20_body"/>
      <text:p text:style-name="Text_20_body"/>
      <text:h text:style-name="Heading_20_1" text:outline-level="1">odslib-python Methods</text:h>
      <text:p text:style-name="Text_20_body">There are many different methods that can be used to create and customize the spreadsheets. <text:s/>I have tried to group the methods with other related methods.</text:p>
      <text:h text:style-name="Heading_20_2" text:outline-level="2"><text:soft-page-break/>Table Cells</text:h>
      <text:p text:style-name="Text_20_body"><text:alphabetical-index-mark-start text:id="IMark181435268"/>getCell<text:alphabetical-index-mark-end text:id="IMark181435268"/>(col, row)</text:p>
      <text:p text:style-name="Text_20_body">Arguments: col and row as integer values</text:p>
      <text:p text:style-name="Text_20_body">Return: returns a cell object</text:p>
      <text:p text:style-name="Text_20_body">This method is used to get the object for a given cell on the spreadsheet. <text:s/>The arguments are the column and the row index numbers. <text:s/>The columns and rows both start at zero, so you will need to take that into account when trying to figure out which column and row to use.</text:p>
      <text:p text:style-name="Text_20_body">If you were trying to address cell B4, you would need to know which letter place in the alphabet B occupies. <text:s/>B is the second place or 1 (A is 0). <text:s text:c="2"/>You would also need to subtract one from the number of the row since we start at zero. <text:s/>This means that 4 gives us 3 as the value to use. <text:s/>B4 would then be called using getCell(1, 3).</text:p>
      <text:p text:style-name="Text_20_body">Once you have this cell object, you can set values and cell properties. <text:s/>Each of the methods in this Table Cells section return the cell object, so you can daisy chain them together for convenience.</text:p>
      <text:p text:style-name="Text_20_body">Example:</text:p>
      <text:p text:style-name="Code">doc = odslib.ODS()</text:p>
      <text:p text:style-name="Code">cell = doc.content.getCell(1, 3)</text:p>
      <text:p text:style-name="Text_20_body"/>
      <text:p text:style-name="Text_20_body"><text:alphabetical-index-mark-start text:id="IMark181435268"/>floatValue<text:alphabetical-index-mark-end text:id="IMark181435268"/>(value)</text:p>
      <text:p text:style-name="Text_20_body"><text:alphabetical-index-mark-start text:id="IMark181435268"/>stringValue<text:alphabetical-index-mark-end text:id="IMark181435268"/>(value)</text:p>
      <text:p text:style-name="Text_20_body"><text:alphabetical-index-mark-start text:id="IMark181435268"/>setBold<text:alphabetical-index-mark-end text:id="IMark181435268"/>(value)</text:p>
      <text:p text:style-name="Text_20_body"><text:alphabetical-index-mark-start text:id="IMark181435268"/>setItalic<text:alphabetical-index-mark-end text:id="IMark181435268"/>(value)</text:p>
      <text:p text:style-name="Text_20_body"><text:alphabetical-index-mark-start text:id="IMark181435268"/>setUnderline<text:alphabetical-index-mark-end text:id="IMark181435268"/>(value)</text:p>
      <text:p text:style-name="Text_20_body"><text:alphabetical-index-mark-start text:id="IMark181435268"/>setFontColor<text:alphabetical-index-mark-end text:id="IMark181435268"/>(color)</text:p>
      <text:p text:style-name="Text_20_body"><text:alphabetical-index-mark-start text:id="IMark181435268"/>setCellColor<text:alphabetical-index-mark-end text:id="IMark181435268"/>(color)</text:p>
      <text:p text:style-name="Text_20_body"><text:alphabetical-index-mark-start text:id="IMark181435268"/>setFontSize<text:alphabetical-index-mark-end text:id="IMark181435268"/>(size)</text:p>
      <text:p text:style-name="Text_20_body"><text:alphabetical-index-mark-start text:id="IMark181435268"/>setAlignVertical<text:alphabetical-index-mark-end text:id="IMark181435268"/>(value)</text:p>
      <text:p text:style-name="Text_20_body"><text:alphabetical-index-mark-start text:id="IMark181435268"/>setAlignHorizontal<text:alphabetical-index-mark-end text:id="IMark181435268"/>(value)</text:p>
      <text:p text:style-name="Text_20_body"><text:alphabetical-index-mark-start text:id="IMark181435268"/>setRotation<text:alphabetical-index-mark-end text:id="IMark181435268"/>(value)</text:p>
      <text:p text:style-name="Text_20_body"/>
      <text:h text:style-name="Heading_20_2" text:outline-level="2">Table Columns</text:h>
      <text:p text:style-name="Text_20_body"><text:alphabetical-index-mark-start text:id="IMark181435268"/>getColumn<text:alphabetical-index-mark-end text:id="IMark181435268"/>(index)</text:p>
      <text:p text:style-name="Text_20_body"><text:alphabetical-index-mark-start text:id="IMark181435268"/>setWidth<text:alphabetical-index-mark-end text:id="IMark181435268"/>(width)</text:p>
      <text:p text:style-name="Text_20_body"><text:alphabetical-index-mark-start text:id="IMark181435268"/>setHidden<text:alphabetical-index-mark-end text:id="IMark181435268"/>(value)</text:p>
      <text:p text:style-name="Text_20_body"/>
      <text:h text:style-name="Heading_20_2" text:outline-level="2"><text:soft-page-break/>Table Rows</text:h>
      <text:p text:style-name="Text_20_body"><text:alphabetical-index-mark-start text:id="IMark181435268"/>getRow<text:alphabetical-index-mark-end text:id="IMark181435268"/>(index)</text:p>
      <text:p text:style-name="Text_20_body"><text:alphabetical-index-mark-start text:id="IMark181435268"/>setHeight<text:alphabetical-index-mark-end text:id="IMark181435268"/>(height)</text:p>
      <text:p text:style-name="Text_20_body">setHidden(value)</text:p>
      <text:h text:style-name="Heading_20_2" text:outline-level="2">Table Spreadsheet</text:h>
      <text:p text:style-name="Text_20_body"><text:alphabetical-index-mark-start text:id="IMark181435268"/>getSheet<text:alphabetical-index-mark-end text:id="IMark181435268"/>(index)</text:p>
      <text:p text:style-name="Text_20_body"><text:alphabetical-index-mark-start text:id="IMark181435268"/>setSheetName<text:alphabetical-index-mark-end text:id="IMark181435268"/>(name)</text:p>
      <text:p text:style-name="Text_20_body"><text:alphabetical-index-mark-start text:id="IMark181435268"/>makeSheet<text:alphabetical-index-mark-end text:id="IMark181435268"/>(name)</text:p>
      <text:p text:style-name="Text_20_body"><text:alphabetical-index-mark-start text:id="IMark181435268"/>mergeCells<text:alphabetical-index-mark-end text:id="IMark181435268"/>(col, row, colspan, rowspan)</text:p>
      <text:p text:style-name="Text_20_body"/>
      <text:h text:style-name="Heading_20_2" text:outline-level="2">Meta Data</text:h>
      <text:p text:style-name="Text_20_body"><text:alphabetical-index-mark-start text:id="IMark181435268"/>setTitle<text:alphabetical-index-mark-end text:id="IMark181435268"/>(value)</text:p>
      <text:p text:style-name="Text_20_body"><text:alphabetical-index-mark-start text:id="IMark181435268"/>setSubject<text:alphabetical-index-mark-end text:id="IMark181435268"/>(value)</text:p>
      <text:p text:style-name="Text_20_body"><text:alphabetical-index-mark-start text:id="IMark181435268"/>setDescription<text:alphabetical-index-mark-end text:id="IMark181435268"/>(value)</text:p>
      <text:p text:style-name="Text_20_body"><text:alphabetical-index-mark-start text:id="IMark181435268"/>setCreator<text:alphabetical-index-mark-end text:id="IMark181435268"/>(value)</text:p>
      <text:p text:style-name="Text_20_body"><text:alphabetical-index-mark-start text:id="IMark181435268"/>setModifier<text:alphabetical-index-mark-end text:id="IMark181435268"/>(value)</text:p>
      <text:p text:style-name="Text_20_body"/>
      <text:h text:style-name="Heading_20_1" text:outline-level="1">odslib-python Examples</text:h>
      <text:p text:style-name="Text_20_body">To help you understand the usage of odslib-python, I have written a few examples that show you actual working code.</text:p>
      <text:p text:style-name="Text_20_body"/>
      <text:h text:style-name="Heading_20_2" text:outline-level="2">calc-example01: Basic Usage</text:h>
      <text:p text:style-name="Text_20_body">The first example program demonstrates the basic creation of a simple spreadsheet. <text:s/>This example just puts float values into a spreadsheet and saves it so that the programmers can see how this is done.</text:p>
      <text:h text:style-name="Heading_20_2" text:outline-level="2">calc-example02: Multiple sheets</text:h>
      <text:p text:style-name="Text_20_body"/>
      <text:h text:style-name="Heading_20_2" text:outline-level="2">calc-example03: Meta Values</text:h>
      <text:p text:style-name="Text_20_body"/>
      <text:h text:style-name="Heading_20_2" text:outline-level="2"><text:soft-page-break/>calc-example04: Rows and Columns</text:h>
      <text:p text:style-name="Text_20_body"/>
      <text:h text:style-name="Heading_20_2" text:outline-level="2">calc-example05: Cell Properties</text:h>
      <text:p text:style-name="Text_20_body"/>
      <text:h text:style-name="Heading_20_2" text:outline-level="2">calc-example06: Alignment and Rotation</text:h>
      <text:p text:style-name="Text_20_body"/>
      <text:p text:style-name="Text_20_body"/>
      <text:h text:style-name="P5" text:outline-level="1">Index</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8">floatValue<text:tab/>5</text:p>
          <text:p text:style-name="P8">getCell<text:tab/>5</text:p>
          <text:p text:style-name="P8">getColumn<text:tab/>5</text:p>
          <text:p text:style-name="P8">getRow<text:tab/>6</text:p>
          <text:p text:style-name="P8">getSheet<text:tab/>6</text:p>
          <text:p text:style-name="P8">History<text:tab/>3</text:p>
          <text:p text:style-name="P8">Installation<text:tab/>4</text:p>
          <text:p text:style-name="P8">License<text:tab/>4</text:p>
          <text:p text:style-name="P8">makeSheet<text:tab/>6</text:p>
          <text:p text:style-name="P8">mergeCells<text:tab/>6</text:p>
          <text:p text:style-name="P8">setAlignHorizontal<text:tab/>5</text:p>
          <text:p text:style-name="P8">setAlignVertical<text:tab/>5</text:p>
          <text:p text:style-name="P8">setBold<text:tab/>5</text:p>
          <text:p text:style-name="P8">setCellColor<text:tab/>5</text:p>
          <text:p text:style-name="P8">setCreator<text:tab/>6</text:p>
          <text:p text:style-name="P8">setDescription<text:tab/>6</text:p>
          <text:p text:style-name="P8">setFontColor<text:tab/>5</text:p>
          <text:p text:style-name="P8">setFontSize<text:tab/>5</text:p>
          <text:p text:style-name="P8">setHeight<text:tab/>6</text:p>
          <text:p text:style-name="P8">setHidden<text:tab/>5</text:p>
          <text:p text:style-name="P8">setItalic<text:tab/>5</text:p>
          <text:p text:style-name="P8">setModifier<text:tab/>6</text:p>
          <text:p text:style-name="P8">setRotation<text:tab/>5</text:p>
          <text:p text:style-name="P8">setSheetName<text:tab/>6</text:p>
          <text:p text:style-name="P8">setSubject<text:tab/>6</text:p>
          <text:p text:style-name="P8">setTitle<text:tab/>6</text:p>
          <text:p text:style-name="P8">setUnderline<text:tab/>5</text:p>
          <text:p text:style-name="P8">setWidth<text:tab/>5</text:p>
          <text:p text:style-name="P8">stringValue<text:tab/>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Code" style:family="paragraph" style:parent-style-name="Preformatted_20_Text" style:class="html">
      <style:paragraph-properties fo:margin-left="0.2in" fo:margin-right="0.2in" fo:margin-top="0in" fo:margin-bottom="0in" fo:text-indent="0in" style:auto-text-indent="false" fo:background-color="#e6e6e6" fo:padding="0.0201in" fo:border="0.0008in solid #000000" style:shadow="none">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Colton</meta:initial-creator>
    <meta:creation-date>2012-03-07T10:40:31</meta:creation-date>
    <dc:date>2012-03-09T19:46:12.59</dc:date>
    <meta:editing-duration>PT02H33M08S</meta:editing-duration>
    <meta:editing-cycles>12</meta:editing-cycles>
    <meta:generator>OpenOffice.org/3.2$Win32 OpenOffice.org_project/320m18$Build-9502</meta:generator>
    <dc:creator>Joseph Colton</dc:creator>
    <meta:keyword>odslib</meta:keyword>
    <dc:subject>odslib</dc:subject>
    <dc:title>odslib-python Documentation</dc:title>
    <meta:document-statistic meta:table-count="0" meta:image-count="0" meta:object-count="0" meta:page-count="8" meta:paragraph-count="135" meta:word-count="1256" meta:character-count="7715"/>
  </office:meta>
</office:document-meta>
</file>